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ans-serif"/>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P1" style:family="paragraph" style:parent-style-name="Heading_20_1" style:master-page-name="HTML"/>
    <style:style style:name="P2" style:family="paragraph" style:parent-style-name="Preformatted_20_Text">
      <style:paragraph-properties fo:margin-top="0cm" fo:margin-bottom="0.499cm"/>
    </style:style>
    <style:style style:name="P3" style:family="paragraph" style:parent-style-name="Text_20_body" style:list-style-name="L2">
      <style:paragraph-properties fo:margin-top="0cm" fo:margin-bottom="0cm"/>
    </style:style>
    <style:style style:name="P4" style:family="paragraph" style:parent-style-name="Text_20_body" style:list-style-name="L2"/>
    <style:style style:name="T1" style:family="text">
      <style:text-properties style:font-name="Arial1" fo:font-size="16.1000003814697pt" style:font-size-asian="16.1000003814697pt" style:font-size-complex="16.1000003814697pt"/>
    </style:style>
    <style:style style:name="T2" style:family="text">
      <style:text-properties fo:font-style="italic"/>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Appendix A : </text:span>How to Run ClamWin from CD or USB</text:h>
      <text:h text:style-name="Heading_20_3" text:outline-level="3">Introduction</text:h>
      <text:p text:style-name="Text_20_body">This tutorial explains how to create a CD or USB key with <text:a xlink:type="simple" xlink:href="http://www.clamwin.com/">ClamWin</text:a>, to allow a Windows PC to be scanned for viruses without having to install ClamWin. Note that the CD/USB key is <text:span text:style-name="T2">not</text:span> bootable, and so can only be used on a working Windows PC.</text:p>
      <text:p text:style-name="Text_20_body">The PC that is used to create the CD/USB will need to have ClamWin installed, and be able to copy files/folders to a CD or USB key.</text:p>
      <text:h text:style-name="Heading_20_3" text:outline-level="3">The easy way : Portable ClamWin</text:h>
      <text:p text:style-name="Text_20_body">The easy way is to use the pre-built portable version of ClamWin, which can be find on <text:a xlink:type="simple" xlink:href="http://portableapps.com/apps/utilities/clamwin_portable">http://portableapps.com/apps/utilities/clamwin_portable</text:a>. <text:s/></text:p>
      <text:p text:style-name="Text_20_body">Note that the maintainers of this Portable ClamWin are not affiliated with the ClamWin team, so the team might not be able to answer all your questions regarding this version. <text:s/>Also, ClamWin Portable might be some versions behind the official ClamWin release (e.g. At this moment ClamWin is at version 0.88.7, while Portable ClamWin is at 0.88.5).</text:p>
      <text:h text:style-name="Heading_20_3" text:outline-level="3">Preparation</text:h>
      <text:p text:style-name="Text_20_body">Start by installing the latest version of ClamWin, and download the latest virus definitions. See the ClamWin manual for full details on how to do this. Note that, if you are going to create a CD, you will not be able to update the virus definitions without creating a new CD, since a CD is read-only.</text:p>
      <text:h text:style-name="Heading_20_3" text:outline-level="3">Copy Folders</text:h>
      <text:p text:style-name="Text_20_body">Create a working folder in a convenient location to hold the files that are to be copied onto CD/USB, eg <text:span text:style-name="Teletype">C:\ClamWin-CD</text:span>.</text:p>
      <text:p text:style-name="Text_20_body">In the working folder, create a folder named <text:span text:style-name="Teletype">ClamWin</text:span>.</text:p>
      <text:p text:style-name="Text_20_body">Copy the contents of the ClamWin program folder into <text:span text:style-name="Teletype">C:\ClamWin-CD\ClamWin</text:span>. By default, the ClamWin program folder is installed to <text:span text:style-name="Teletype">C:\Program Files\ClamWin</text:span></text:p>
      <text:p text:style-name="Text_20_body">Create folders named <text:span text:style-name="Teletype">log</text:span>, <text:span text:style-name="Teletype">db</text:span> and <text:span text:style-name="Teletype">quarantine</text:span> in <text:span text:style-name="Teletype">C:\ClamWin-CD\ClamWin.</text:span></text:p>
      <text:p text:style-name="Text_20_body"><text:span text:style-name="Teletype">C</text:span>opy the ClamWin database files (<text:span text:style-name="Teletype">main.cvd</text:span> &amp; <text:span text:style-name="Teletype">daily.cvd</text:span>) into <text:span text:style-name="Teletype">C:\ClamWin-CD\ClamWin\db</text:span>. In Windows 2000/XP, the ClamWin database folder defaults to <text:span text:style-name="Teletype">C:\Documents and Settings\USERNAME\.clamwin\db</text:span>, where <text:span text:style-name="Teletype">USERNAME</text:span> is your login name (if it was installed for a single user) or <text:span text:style-name="Teletype">C:\Documents and Settings\All Users\.clamwin\db</text:span> (if it was installed for all users).</text:p>
      <text:p text:style-name="Text_20_body">Copy the following into a text file named <text:span text:style-name="Teletype">C:\ClamWin-CD\ClamWin\bin\clamwin.conf</text:span></text:p>
      <text:p text:style-name="Preformatted_20_Text">[Schedule]</text:p>
      <text:p text:style-name="Preformatted_20_Text">path = .\</text:p>
      <text:p text:style-name="Preformatted_20_Text"/>
      <text:p text:style-name="Preformatted_20_Text">[ClamAV]</text:p>
      <text:p text:style-name="Preformatted_20_Text">clamscan = .\clamscan.exe</text:p>
      <text:p text:style-name="Preformatted_20_Text">enablembox = 0</text:p>
      <text:p text:style-name="Preformatted_20_Text">maxfiles = 500</text:p>
      <text:p text:style-name="Preformatted_20_Text">infectedonly = 0</text:p>
      <text:p text:style-name="Preformatted_20_Text">database = ..\db</text:p>
      <text:p text:style-name="Preformatted_20_Text">includepatterns = </text:p>
      <text:p text:style-name="Preformatted_20_Text">scanole2 = 1</text:p>
      <text:p text:style-name="Preformatted_20_Text">excludepatterns = *.dbx|CLAMWIN_SEP|*.tbb|CLAMWIN_SEP|*.pst|CLAMWIN_SEP|*.dat|CLAMWIN_SEP|*.log|CLAMWIN_SEP|*.nsf|CLAMWIN_SEP|*.ntf|CLAMWIN_SEP|*.chm</text:p>
      <text:p text:style-name="Preformatted_20_Text">maxsize = 10</text:p>
      <text:p text:style-name="Preformatted_20_Text">scanarchives = 1</text:p>
      <text:p text:style-name="Preformatted_20_Text">priority = Low</text:p>
      <text:p text:style-name="Preformatted_20_Text">maxrecursion = 5</text:p>
      <text:p text:style-name="Preformatted_20_Text">maxlogsize = 1</text:p>
      <text:p text:style-name="Preformatted_20_Text">moveinfected = 0</text:p>
      <text:p text:style-name="Preformatted_20_Text">debug = 0</text:p>
      <text:p text:style-name="Preformatted_20_Text">logfile = ..\log\ClamScanLog.txt</text:p>
      <text:p text:style-name="Preformatted_20_Text">scanrecursive = 1</text:p>
      <text:p text:style-name="Preformatted_20_Text">freshclam = .\freshclam.exe</text:p>
      <text:p text:style-name="Preformatted_20_Text">quarantinedir = ..\quarantine </text:p>
      <text:p text:style-name="Preformatted_20_Text">removeinfected = 0</text:p>
      <text:p text:style-name="Preformatted_20_Text"/>
      <text:p text:style-name="Preformatted_20_Text">[UI]</text:p>
      <text:p text:style-name="Preformatted_20_Text">reportinfected = 1</text:p>
      <text:p text:style-name="Preformatted_20_Text">traynotify = 0</text:p>
      <text:p text:style-name="Preformatted_20_Text">standalone = 1</text:p>
      <text:p text:style-name="Preformatted_20_Text"/>
      <text:p text:style-name="Preformatted_20_Text">[Updates]</text:p>
      <text:p text:style-name="Preformatted_20_Text">dbupdatelogfile = ..\log\ClamUpdateLog.txt</text:p>
      <text:p text:style-name="Preformatted_20_Text">enable = 1</text:p>
      <text:p text:style-name="Preformatted_20_Text">dbmirror = database.clamav.net</text:p>
      <text:p text:style-name="Preformatted_20_Text">updateonlogon = 0</text:p>
      <text:p text:style-name="Preformatted_20_Text">frequency = Daily</text:p>
      <text:p text:style-name="Preformatted_20_Text">weekday = 2</text:p>
      <text:p text:style-name="Preformatted_20_Text">time = 12:00:00</text:p>
      <text:p text:style-name="Preformatted_20_Text"/>
      <text:p text:style-name="Preformatted_20_Text">[EmailAlerts]</text:p>
      <text:p text:style-name="Preformatted_20_Text">enable = 0</text:p>
      <text:p text:style-name="Preformatted_20_Text">from = clamwin@yourdomain</text:p>
      <text:p text:style-name="Preformatted_20_Text">to = admin@yourdomain</text:p>
      <text:p text:style-name="Preformatted_20_Text">smtppassword = </text:p>
      <text:p text:style-name="Preformatted_20_Text">smtpuser = </text:p>
      <text:p text:style-name="Preformatted_20_Text">smtphost = </text:p>
      <text:p text:style-name="Preformatted_20_Text">smtpport = 25</text:p>
      <text:p text:style-name="Preformatted_20_Text">subject = ClamWin Virus Alert</text:p>
      <text:p text:style-name="Preformatted_20_Text"/>
      <text:p text:style-name="Preformatted_20_Text">[Proxy]</text:p>
      <text:p text:style-name="Preformatted_20_Text">host = </text:p>
      <text:p text:style-name="Preformatted_20_Text">password = </text:p>
      <text:p text:style-name="Preformatted_20_Text">port = 3128</text:p>
      <text:p text:style-name="P2">user = </text:p>
      <text:p text:style-name="Text_20_body">You should now have the following folders:</text:p>
      <text:p text:style-name="Preformatted_20_Text">C:\ClamWin-CD</text:p>
      <text:p text:style-name="Preformatted_20_Text">C:\ClamWin-CD\ClamWin\bin</text:p>
      <text:p text:style-name="Preformatted_20_Text">C:\ClamWin-CD\ClamWin\db</text:p>
      <text:p text:style-name="Preformatted_20_Text">C:\ClamWin-CD\ClamWin\lib</text:p>
      <text:p text:style-name="Preformatted_20_Text">C:\ClamWin-CD\ClamWin\quarantine</text:p>
      <text:h text:style-name="Heading_20_3" text:outline-level="3">Copy Files to CD/USB</text:h>
      <text:p text:style-name="Text_20_body">Now you just need to copy the contents of <text:span text:style-name="Teletype">C:\ClamWin-CD</text:span> to a CD or USB key. Do not copy the <text:span text:style-name="Teletype">C:\ClamWin-CD</text:span> folder itself, only the contents. Exactly how this is done will depend on whether a CD or USB key is to be used, and what software is to be used.</text:p>
      <text:h text:style-name="Heading_20_2" text:outline-level="2">Using the CD/USB</text:h>
      <text:p text:style-name="Text_20_body">To use it, insert the CD/USB into the PC to be scanned. Run ClamWin by double-clicking on the <text:span text:style-name="Teletype">ClamWin.exe</text:span> file in the <text:span text:style-name="Teletype">ClamWin\bin</text:span> folder.</text:p>
      <text:p text:style-name="Text_20_body">ClamWin should operate normally, but if run from CD or read-only USB drive, it will have the following restrictions: </text:p>
      <text:list text:style-name="L2">
        <text:list-item>
          <text:p text:style-name="P3">Files will not be quarantined</text:p>
        </text:list-item>
        <text:list-item>
          <text:p text:style-name="P3">Internet updates will not work</text:p>
        </text:list-item>
        <text:list-item>
          <text:p text:style-name="P4">Preferences cannot be changed</text:p>
        </text:list-item>
      </text:list>
      <text:p text:style-name="Text_20_body">These restrictions will not apply if it is run from a USB drive with read-write permission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ans-serif"/>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color="#000000" style:font-name="Arial" fo:font-size="12pt" style:font-name-asian="Arial" style:font-size-asian="12pt" style:font-name-complex="Arial" style:font-size-complex="12pt"/>
    </style:style>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style:font-name="Arial2" fo:font-size="16.1000003814697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text-properties style:font-name="Arial2" fo:font-size="14pt" fo:font-style="italic"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007cm" fo:margin-bottom="2.007cm" fo:margin-left="2cm" fo:margin-right="2.007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ClamWin CD/USB - HowTo</dc:title>
    <meta:creation-date>2005-05-31T10:21:42</meta:creation-date>
    <dc:creator>Peter Budts</dc:creator>
    <dc:date>2007-01-23T22:56:38</dc:date>
    <dc:language>en-GB</dc:language>
    <meta:editing-cycles>9</meta:editing-cycles>
    <meta:editing-duration>PT28M21S</meta:editing-duration>
    <meta:user-defined meta:name="Info 1"/>
    <meta:user-defined meta:name="Info 2"/>
    <meta:user-defined meta:name="Info 3"/>
    <meta:user-defined meta:name="Info 4"/>
    <meta:document-statistic meta:table-count="0" meta:image-count="0" meta:object-count="0" meta:page-count="3" meta:paragraph-count="80" meta:word-count="662" meta:character-count="3893"/>
  </office:meta>
</office:document-meta>
</file>